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ect1" style:family="section">
      <style:section-properties fo:background-color="transparent" text:dont-balance-text-columns="false" style:editable="false">
        <style:columns fo:column-count="1" fo:column-gap="0cm"/>
        <style:background-image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Users/User" text:name="Users"/>
        <text:user-field-decl office:value-type="string" office:string-value="@Id" text:name="Id"/>
        <text:user-field-decl office:value-type="string" office:string-value="@Name" text:name="Name"/>
      </text:user-field-decls>
      <text:p text:style-name="Standard"><text:initial-creator>Craig Nicol</text:initial-creator> <text:date style:data-style-name="N37" text:date-value="2008-03-17T15:19:47.25" text:fixed="true">03/17/08</text:date> <text:time style:data-style-name="N43" text:time-value="2008-03-17T15:19:54.30" text:fixed="true">03:19:54 PM</text:time></text:p>
      <text:p text:style-name="Standard"/>
      <text:p text:style-name="Standard"><text:database-display text:table-name="biblio" text:table-type="table" text:column-name="Author" text:database-name="Bibliography">&lt;Author&gt;</text:database-display><text:database-display text:table-name="Address" text:table-type="table" text:column-name="Company" text:database-name="MIDASAddresses">&lt;Company&gt;</text:database-display></text:p>
      <text:p text:style-name="Standard"/>
      <text:p text:style-name="Standard"><text:user-field-get text:name="Users">Users/User</text:user-field-get></text:p>
      <text:p text:style-name="Standard"/>
      <text:section text:style-name="Sect1" text:name="User">
        <text:p text:style-name="Users"><text:bookmark-start text:name="Users"/>This user <text:user-field-get text:name="Id">@Id</text:user-field-get> is called <text:user-field-get text:name="Name">@Name</text:user-field-get>.<text:bookmark-end text:name="Users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Users" style:family="paragraph" style:parent-style-name="Standard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Craig Nicol</meta:initial-creator>
    <meta:creation-date>2008-03-17T14:46:48</meta:creation-date>
    <dc:creator>Craig Nicol</dc:creator>
    <dc:date>2008-03-18T16:25:32</dc:date>
    <meta:editing-cycles>10</meta:editing-cycles>
    <meta:editing-duration>PT2H46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4" meta:character-count="32"/>
  </office:meta>
</office:document-meta>
</file>